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4.1639in" table:align="left"/>
    </style:style>
    <style:style style:name="Table1.A" style:family="table-column">
      <style:table-column-properties style:column-width="0.7319in"/>
    </style:style>
    <style:style style:name="Table1.B" style:family="table-column">
      <style:table-column-properties style:column-width="0.4535in"/>
    </style:style>
    <style:style style:name="Table1.C" style:family="table-column">
      <style:table-column-properties style:column-width="0.7375in"/>
    </style:style>
    <style:style style:name="Table1.D" style:family="table-column">
      <style:table-column-properties style:column-width="2.241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8257in" table:align="left"/>
    </style:style>
    <style:style style:name="Table2.A" style:family="table-column">
      <style:table-column-properties style:column-width="0.7319in"/>
    </style:style>
    <style:style style:name="Table2.B" style:family="table-column">
      <style:table-column-properties style:column-width="0.4535in"/>
    </style:style>
    <style:style style:name="Table2.C" style:family="table-column">
      <style:table-column-properties style:column-width="0.7375in"/>
    </style:style>
    <style:style style:name="Table2.D" style:family="table-column">
      <style:table-column-properties style:column-width="1.9028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2">
      <style:paragraph-properties fo:text-align="center" style:justify-single-word="false"/>
      <style:text-properties fo:font-size="22pt" officeooo:rsid="000f3976" officeooo:paragraph-rsid="000f3976" style:font-size-asian="22pt" style:font-size-complex="22pt"/>
    </style:style>
    <style:style style:name="P2" style:family="paragraph" style:parent-style-name="Heading_20_2">
      <style:paragraph-properties fo:text-align="center" style:justify-single-word="false"/>
      <style:text-properties fo:font-size="20pt" officeooo:rsid="00141ac5" officeooo:paragraph-rsid="00141ac5" style:font-size-asian="20pt" style:font-size-complex="20pt"/>
    </style:style>
    <style:style style:name="P3" style:family="paragraph" style:parent-style-name="Heading_20_3">
      <style:paragraph-properties fo:text-align="center" style:justify-single-word="false"/>
      <style:text-properties fo:font-size="20pt" officeooo:rsid="00141ac5" officeooo:paragraph-rsid="00141ac5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officeooo:rsid="000d590c" officeooo:paragraph-rsid="000d590c"/>
    </style:style>
    <style:style style:name="P5" style:family="paragraph" style:parent-style-name="Standard">
      <style:paragraph-properties fo:text-align="center" style:justify-single-word="false" fo:break-before="page"/>
      <style:text-properties officeooo:rsid="000d590c" officeooo:paragraph-rsid="000d590c"/>
    </style:style>
    <style:style style:name="P6" style:family="paragraph" style:parent-style-name="Standard">
      <style:paragraph-properties fo:text-align="center" style:justify-single-word="false"/>
      <style:text-properties fo:font-size="22pt" officeooo:rsid="000d590c" officeooo:paragraph-rsid="000d590c" style:font-size-asian="22pt" style:font-size-complex="22pt"/>
    </style:style>
    <style:style style:name="P7" style:family="paragraph" style:parent-style-name="Standard">
      <style:paragraph-properties fo:text-align="center" style:justify-single-word="false"/>
      <style:text-properties fo:font-size="22pt" officeooo:rsid="000f3976" officeooo:paragraph-rsid="000f3976" style:font-size-asian="22pt" style:font-size-complex="22pt"/>
    </style:style>
    <style:style style:name="P8" style:family="paragraph" style:parent-style-name="Standard">
      <style:paragraph-properties fo:text-align="center" style:justify-single-word="false"/>
      <style:text-properties fo:font-size="20pt" officeooo:rsid="00141ac5" officeooo:paragraph-rsid="00141ac5" style:font-size-asian="20pt" style:font-size-complex="20pt"/>
    </style:style>
    <style:style style:name="P9" style:family="paragraph" style:parent-style-name="Standard">
      <style:paragraph-properties fo:text-align="center" style:justify-single-word="false"/>
      <style:text-properties fo:font-size="12pt" officeooo:rsid="000f3976" officeooo:paragraph-rsid="000f3976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149a0b" officeooo:paragraph-rsid="00149a0b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fo:font-size="9pt" officeooo:rsid="00141ac5" officeooo:paragraph-rsid="00141ac5" style:font-size-asian="9pt" style:font-size-complex="9pt"/>
    </style:style>
    <style:style style:name="P12" style:family="paragraph" style:parent-style-name="Standard">
      <style:paragraph-properties fo:text-align="center" style:justify-single-word="false" fo:break-before="page"/>
      <style:text-properties fo:font-size="9pt" officeooo:rsid="00141ac5" officeooo:paragraph-rsid="00141ac5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officeooo:rsid="001aa74a" officeooo:paragraph-rsid="001aa74a"/>
    </style:style>
    <style:style style:name="P14" style:family="paragraph" style:parent-style-name="Text_20_body">
      <style:paragraph-properties fo:text-align="center" style:justify-single-word="false"/>
      <style:text-properties officeooo:rsid="000d590c" officeooo:paragraph-rsid="000d590c"/>
    </style:style>
    <style:style style:name="P15" style:family="paragraph" style:parent-style-name="Text_20_body">
      <style:paragraph-properties fo:text-align="center" style:justify-single-word="false"/>
      <style:text-properties fo:font-size="20pt" officeooo:rsid="00141ac5" officeooo:paragraph-rsid="00141ac5" style:font-size-asian="20pt" style:font-size-complex="20pt"/>
    </style:style>
    <style:style style:name="T1" style:family="text">
      <style:text-properties officeooo:rsid="0017e409"/>
    </style:style>
    <style:style style:name="T2" style:family="text">
      <style:text-properties officeooo:rsid="001ca35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registry.php</text:p>
      <text:p text:style-name="P4"/>
      <text:p text:style-name="P14"><text:span text:style-name="Strong_20_Emphasis">Endpoint:</text:span><text:line-break/><text:span text:style-name="Source_20_Text">POST /register.php</text:span></text:p>
      <text:p text:style-name="Text_20_body"><text:span text:style-name="Strong_20_Emphasis">Content-Type:</text:span><text:line-break/><text:span text:style-name="Source_20_Text">application/json</text:span></text:p>
      <text:h text:style-name="Heading_20_3" text:outline-level="3">✅ Request Body Parameter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Field</text:p>
            </table:table-cell>
            <table:table-cell table:style-name="Table1.A1" office:value-type="string">
              <text:p text:style-name="Table_20_Heading">Type</text:p>
            </table:table-cell>
            <table:table-cell table:style-name="Table1.A1" office:value-type="string">
              <text:p text:style-name="Table_20_Heading">Required</text:p>
            </table:table-cell>
            <table:table-cell table:style-name="Table1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1" office:value-type="string">
            <text:p text:style-name="Table_20_Contents">nickname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The user's display name</text:p>
          </table:table-cell>
        </table:table-row>
        <table:table-row>
          <table:table-cell table:style-name="Table1.A1" office:value-type="string">
            <text:p text:style-name="Table_20_Contents">email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The user's email (must be valid)</text:p>
          </table:table-cell>
        </table:table-row>
        <table:table-row>
          <table:table-cell table:style-name="Table1.A1" office:value-type="string">
            <text:p text:style-name="Table_20_Contents">password</text:p>
          </table:table-cell>
          <table:table-cell table:style-name="Table1.A1" office:value-type="string">
            <text:p text:style-name="Table_20_Contents">string</text:p>
          </table:table-cell>
          <table:table-cell table:style-name="Table1.A1" office:value-type="string">
            <text:p text:style-name="Table_20_Contents">Yes</text:p>
          </table:table-cell>
          <table:table-cell table:style-name="Table1.A1" office:value-type="string">
            <text:p text:style-name="Table_20_Contents">The user's password</text:p>
          </table:table-cell>
        </table:table-row>
      </table:table>
      <text:p text:style-name="P4"/>
      <text:p text:style-name="P4">POST /register.php</text:p>
      <text:p text:style-name="P4">Content-Type: application/json</text:p>
      <text:p text:style-name="P4"/>
      <text:p text:style-name="P4">{</text:p>
      <text:p text:style-name="P4"><text:s text:c="2"/>"nickname": "johndoe",</text:p>
      <text:p text:style-name="P4"><text:s text:c="2"/>"email": "johndoe@example.com",</text:p>
      <text:p text:style-name="P4"><text:s text:c="2"/>"password": "StrongPassword123"</text:p>
      <text:p text:style-name="P4">}</text:p>
      <text:p text:style-name="P4"/>
      <text:p text:style-name="P4">Success – 20<text:span text:style-name="T1">1 CREATED</text:span></text:p>
      <text:p text:style-name="P4">{</text:p>
      <text:p text:style-name="P4"><text:s text:c="2"/>"success": "User registered successfully"</text:p>
      <text:p text:style-name="P4">}</text:p>
      <text:p text:style-name="P4"/>
      <text:p text:style-name="P4">Error – 400 Bad Request (Missing Fields or Invalid Email)</text:p>
      <text:p text:style-name="P4">{</text:p>
      <text:p text:style-name="P4"><text:s text:c="2"/>"error": "All fields (nickname, email, password) are required"</text:p>
      <text:p text:style-name="P4">}</text:p>
      <text:p text:style-name="P4"/>
      <text:p text:style-name="P4">Error – 409 Conflict (Email or Nickname Exists)</text:p>
      <text:p text:style-name="P4">{</text:p>
      <text:p text:style-name="P4"><text:s text:c="2"/>"error": "Email already registered"</text:p>
      <text:p text:style-name="P4">}</text:p>
      <text:p text:style-name="P13">or</text:p>
      <text:p text:style-name="P4">{</text:p>
      <text:p text:style-name="P4"><text:s text:c="2"/>"error": "Nickname already taken"</text:p>
      <text:p text:style-name="P4">}</text:p>
      <text:p text:style-name="P4"/>
      <text:p text:style-name="P4">Error – 500 Internal Server Error</text:p>
      <text:p text:style-name="P4">{</text:p>
      <text:p text:style-name="P4"><text:s text:c="2"/>"error": "Error inserting user into database"</text:p>
      <text:p text:style-name="P4">}</text:p>
      <text:p text:style-name="P5"/>
      <text:p text:style-name="P7">login.php</text:p>
      <text:p text:style-name="P7"/>
      <text:h text:style-name="P1" text:outline-level="2">📄 API Documentation: <text:span text:style-name="Source_20_Text">User Login</text:span></text:h>
      <text:p text:style-name="Text_20_body"><text:span text:style-name="Strong_20_Emphasis">Endpoint:</text:span><text:line-break/><text:span text:style-name="Source_20_Text">POST /login.php</text:span></text:p>
      <text:p text:style-name="Text_20_body"><text:span text:style-name="Strong_20_Emphasis">Content-Type:</text:span><text:line-break/><text:span text:style-name="Source_20_Text">application/json</text:span></text:p>
      <text:p text:style-name="Horizontal_20_Line"/>
      <text:h text:style-name="Heading_20_3" text:outline-level="3">✅ Request Body Parameter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Field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A1" office:value-type="string">
              <text:p text:style-name="Table_20_Heading">Required</text:p>
            </table:table-cell>
            <table:table-cell table:style-name="Table2.A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1" office:value-type="string">
            <text:p text:style-name="Table_20_Contents">nickname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User's registered nickname</text:p>
          </table:table-cell>
        </table:table-row>
        <table:table-row>
          <table:table-cell table:style-name="Table2.A1" office:value-type="string">
            <text:p text:style-name="Table_20_Contents">password</text:p>
          </table:table-cell>
          <table:table-cell table:style-name="Table2.A1" office:value-type="string">
            <text:p text:style-name="Table_20_Contents">string</text:p>
          </table:table-cell>
          <table:table-cell table:style-name="Table2.A1" office:value-type="string">
            <text:p text:style-name="Table_20_Contents">Yes</text:p>
          </table:table-cell>
          <table:table-cell table:style-name="Table2.A1" office:value-type="string">
            <text:p text:style-name="Table_20_Contents">User's password</text:p>
          </table:table-cell>
        </table:table-row>
      </table:table>
      <text:p text:style-name="P9">POST /login.php</text:p>
      <text:p text:style-name="P9">Content-Type: application/json</text:p>
      <text:p text:style-name="P9"/>
      <text:p text:style-name="P9">{</text:p>
      <text:p text:style-name="P9"><text:s text:c="2"/>"nickname": "johndoe",</text:p>
      <text:p text:style-name="P9"><text:s text:c="2"/>"password": "StrongPassword123"</text:p>
      <text:p text:style-name="P9">}</text:p>
      <text:p text:style-name="P9"/>
      <text:p text:style-name="P9">Success – 200 OK</text:p>
      <text:p text:style-name="P10">zwraca token ktory trzeba zapisac uzywany w innych endpointach:</text:p>
      <text:p text:style-name="P10"/>
      <text:p text:style-name="P10">{</text:p>
      <text:p text:style-name="P10"><text:s/><text:span text:style-name="T2">(TEN:</text:span> <text:span text:style-name="T2">)</text:span>"access_token": "eyJ0eXAiOiJKV1QiLCJhbGciOiJIUzI1...",</text:p>
      <text:p text:style-name="P10"><text:s text:c="2"/>"refresh_token": "eyJ0eXAiOiJKV1QiLCJhbGciOiJIUzI1...",</text:p>
      <text:p text:style-name="P10"><text:s text:c="2"/>"expires_in": 3600</text:p>
      <text:p text:style-name="P10">}</text:p>
      <text:p text:style-name="P10"/>
      <text:p text:style-name="P10">Error – 400 Bad Request</text:p>
      <text:p text:style-name="P10">{</text:p>
      <text:p text:style-name="P10"><text:s text:c="2"/>"error": "nickname and password required"</text:p>
      <text:p text:style-name="P10">}</text:p>
      <text:p text:style-name="P10"/>
      <text:p text:style-name="P10">Error – 401 Unauthorized</text:p>
      <text:p text:style-name="P10">{</text:p>
      <text:p text:style-name="P10"><text:s text:c="2"/>"error": "Invalid nickname or password"</text:p>
      <text:p text:style-name="P10">}</text:p>
      <text:p text:style-name="P12">===========================================</text:p>
      <text:p text:style-name="P11">📄 API Documentation: Create Quiz (JWT Protected)</text:p>
      <text:p text:style-name="P11">===========================================</text:p>
      <text:p text:style-name="P11"/>
      <text:p text:style-name="P11">▶️ Endpoint:</text:p>
      <text:p text:style-name="P11">POST /createQuiz.php</text:p>
      <text:p text:style-name="P11"/>
      <text:p text:style-name="P11">-------------------------------------------</text:p>
      <text:p text:style-name="P11">🔐 Authentication:</text:p>
      <text:p text:style-name="P11">Required - Bearer Token (JWT)</text:p>
      <text:p text:style-name="P11"/>
      <text:p text:style-name="P11">Header:</text:p>
      <text:p text:style-name="P11">Authorization: Bearer &lt;your-access-token&gt;</text:p>
      <text:p text:style-name="P11"/>
      <text:p text:style-name="P11">-------------------------------------------</text:p>
      <text:p text:style-name="P11">📋 Headers:</text:p>
      <text:p text:style-name="P11"/>
      <text:p text:style-name="P11">Content-Type: application/json</text:p>
      <text:p text:style-name="P11">Authorization: Bearer &lt;JWT&gt;</text:p>
      <text:p text:style-name="P11"/>
      <text:p text:style-name="P11">-------------------------------------------</text:p>
      <text:p text:style-name="P11">📥 Request Body (JSON):</text:p>
      <text:p text:style-name="P11"/>
      <text:p text:style-name="P11">{</text:p>
      <text:p text:style-name="P11"><text:s text:c="2"/>"title": "General Knowledge Quiz",</text:p>
      <text:p text:style-name="P11"><text:s text:c="2"/>"questions": [</text:p>
      <text:p text:style-name="P11"><text:s text:c="4"/>{</text:p>
      <text:p text:style-name="P11"><text:s text:c="6"/>"question": "What is the capital of France?",</text:p>
      <text:p text:style-name="P11"><text:s text:c="6"/>"a": "Berlin",</text:p>
      <text:p text:style-name="P11"><text:s text:c="6"/>"b": "London",</text:p>
      <text:p text:style-name="P11"><text:s text:c="6"/>"c": "Paris",</text:p>
      <text:p text:style-name="P11"><text:s text:c="6"/>"d": "Rome",</text:p>
      <text:p text:style-name="P11"><text:s text:c="6"/>"answer": "c"</text:p>
      <text:p text:style-name="P11"><text:s text:c="4"/>},</text:p>
      <text:p text:style-name="P11"><text:s text:c="4"/>{</text:p>
      <text:p text:style-name="P11"><text:s text:c="6"/>"question": "Which planet is known as the Red Planet?",</text:p>
      <text:p text:style-name="P11"><text:s text:c="6"/>"a": "Earth",</text:p>
      <text:p text:style-name="P11"><text:s text:c="6"/>"b": "Mars",</text:p>
      <text:p text:style-name="P11"><text:s text:c="6"/>"c": "Jupiter",</text:p>
      <text:p text:style-name="P11"><text:s text:c="6"/>"d": "Venus",</text:p>
      <text:p text:style-name="P11"><text:s text:c="6"/>"answer": "b"</text:p>
      <text:p text:style-name="P11"><text:s text:c="4"/>}</text:p>
      <text:p text:style-name="P11"><text:s text:c="2"/>]</text:p>
      <text:p text:style-name="P11">}</text:p>
      <text:p text:style-name="P11"/>
      <text:p text:style-name="P11">-------------------------------------------</text:p>
      <text:p text:style-name="P11">📝 Field Descriptions:</text:p>
      <text:p text:style-name="P11"/>
      <text:p text:style-name="P11">title <text:s text:c="5"/>: string (required)</text:p>
      <text:p text:style-name="P11"><text:s text:c="12"/>- Must be between 5 and 100 characters</text:p>
      <text:p text:style-name="P11"/>
      <text:p text:style-name="P11">questions <text:s/>: array of objects (required)</text:p>
      <text:p text:style-name="P11">Each question object must include:</text:p>
      <text:p text:style-name="P11"><text:s text:c="2"/>- question : string (required)</text:p>
      <text:p text:style-name="P11"><text:s text:c="2"/>- a <text:s text:c="7"/>: string (required)</text:p>
      <text:p text:style-name="P11"><text:s text:c="2"/>- b <text:s text:c="7"/>: string (required)</text:p>
      <text:p text:style-name="P11"><text:s text:c="2"/>- c <text:s text:c="7"/>: string (required)</text:p>
      <text:p text:style-name="P11"><text:s text:c="2"/>- d <text:s text:c="7"/>: string (required)</text:p>
      <text:p text:style-name="P11"><text:s text:c="2"/>- answer <text:s text:c="2"/>: string (required) — one of "a", "b", "c", "d"</text:p>
      <text:p text:style-name="P11"/>
      <text:p text:style-name="P11">-------------------------------------------</text:p>
      <text:p text:style-name="P11">✅ Success Response: 201 Created</text:p>
      <text:p text:style-name="P11"/>
      <text:p text:style-name="P11">{</text:p>
      <text:p text:style-name="P11"><text:s text:c="2"/>"message": "Quiz created successfully",</text:p>
      <text:p text:style-name="P11"><text:s text:c="2"/>"quiz_id": 42</text:p>
      <text:p text:style-name="P11">}</text:p>
      <text:p text:style-name="P11"/>
      <text:p text:style-name="P11">-------------------------------------------</text:p>
      <text:p text:style-name="P11">❌ Error Responses:</text:p>
      <text:p text:style-name="P11"><text:soft-page-break/></text:p>
      <text:p text:style-name="P11">400 Bad Request:</text:p>
      <text:p text:style-name="P11">{</text:p>
      <text:p text:style-name="P11"><text:s text:c="2"/>"error": "Title and questions are required"</text:p>
      <text:p text:style-name="P11">}</text:p>
      <text:p text:style-name="P11"/>
      <text:p text:style-name="P11">{</text:p>
      <text:p text:style-name="P11"><text:s text:c="2"/>"error": "Title must be between 5 and 100 characters"</text:p>
      <text:p text:style-name="P11">}</text:p>
      <text:p text:style-name="P11"/>
      <text:p text:style-name="P11">{</text:p>
      <text:p text:style-name="P11"><text:s text:c="2"/>"error": "Question and answer are required"</text:p>
      <text:p text:style-name="P11">}</text:p>
      <text:p text:style-name="P11"/>
      <text:p text:style-name="P11">{</text:p>
      <text:p text:style-name="P11"><text:s text:c="2"/>"error": "Questions must be an array"</text:p>
      <text:p text:style-name="P11">}</text:p>
      <text:p text:style-name="P11"/>
      <text:p text:style-name="P11">401 Unauthorized:</text:p>
      <text:p text:style-name="P11">{</text:p>
      <text:p text:style-name="P11"><text:s text:c="2"/>"error": "Unauthorized: Bearer token not found"</text:p>
      <text:p text:style-name="P11">}</text:p>
      <text:p text:style-name="P11"/>
      <text:p text:style-name="P11">{</text:p>
      <text:p text:style-name="P11"><text:s text:c="2"/>"error": "Invalid token: Signature has expired"</text:p>
      <text:p text:style-name="P11">}</text:p>
      <text:p text:style-name="P11"/>
      <text:p text:style-name="P11">500 Internal Server Error:</text:p>
      <text:p text:style-name="P11">{</text:p>
      <text:p text:style-name="P11"><text:s text:c="2"/>"error": "Insert failed: [error message]"</text:p>
      <text:p text:style-name="P11">}</text:p>
      <text:p text:style-name="P11"/>
      <text:p text:style-name="P11">-------------------------------------------</text:p>
      <text:p text:style-name="P11">📎 Notes:</text:p>
      <text:p text:style-name="P11">- JWT must be valid and not expired</text:p>
      <text:p text:style-name="P11">- Token should include `user_id` and `nickname` in payload</text:p>
      <text:p text:style-name="P11">- Questions are stored after quiz creation using a foreign key</text:p>
      <text:p text:style-name="P11"/>
      <text:p text:style-name="P11"/>
      <text:p text:style-name="P12">===========================================</text:p>
      <text:p text:style-name="P11">📄 API Documentation: Get Current User Info (JWT Protected)</text:p>
      <text:p text:style-name="P11">===========================================</text:p>
      <text:p text:style-name="P11"/>
      <text:p text:style-name="P11">▶️ Endpoint:</text:p>
      <text:p text:style-name="P11">GET /getUser.php</text:p>
      <text:p text:style-name="P11"/>
      <text:p text:style-name="P11">-------------------------------------------</text:p>
      <text:p text:style-name="P11">🔐 Authentication:</text:p>
      <text:p text:style-name="P11">Required - Bearer Token (JWT)</text:p>
      <text:p text:style-name="P11"/>
      <text:p text:style-name="P11">Header:</text:p>
      <text:p text:style-name="P11">Authorization: Bearer &lt;your-access-token&gt;</text:p>
      <text:p text:style-name="P11"/>
      <text:p text:style-name="P11">-------------------------------------------</text:p>
      <text:p text:style-name="P11">📋 Headers:</text:p>
      <text:p text:style-name="P11"/>
      <text:p text:style-name="P11">Content-Type: application/json</text:p>
      <text:p text:style-name="P11">Authorization: Bearer &lt;JWT&gt;</text:p>
      <text:p text:style-name="P11"/>
      <text:p text:style-name="P11">-------------------------------------------</text:p>
      <text:p text:style-name="P11">📤 Example Request:</text:p>
      <text:p text:style-name="P11"/>
      <text:p text:style-name="P11">GET /getUser.php</text:p>
      <text:p text:style-name="P11">Authorization: Bearer eyJhbGciOiJIUzI1NiIsInR5cCI6IkpXVCJ9...</text:p>
      <text:p text:style-name="P11"/>
      <text:p text:style-name="P11">(No request body required)</text:p>
      <text:p text:style-name="P11"/>
      <text:p text:style-name="P11">-------------------------------------------</text:p>
      <text:p text:style-name="P11">✅ Success Response: 200 OK</text:p>
      <text:p text:style-name="P11"/>
      <text:p text:style-name="P11">{</text:p>
      <text:p text:style-name="P11"><text:s text:c="2"/>"user_id": 42,</text:p>
      <text:p text:style-name="P11"><text:s text:c="2"/>"nickname": "john_doe"</text:p>
      <text:p text:style-name="P11">}</text:p>
      <text:p text:style-name="P11"/>
      <text:p text:style-name="P11">-------------------------------------------</text:p>
      <text:p text:style-name="P11">❌ Error Responses:</text:p>
      <text:p text:style-name="P11"/>
      <text:p text:style-name="P11">401 Unauthorized:</text:p>
      <text:p text:style-name="P11">{</text:p>
      <text:p text:style-name="P11"><text:s text:c="2"/>"error": "Unauthorized: Bearer token not found"</text:p>
      <text:p text:style-name="P11">}</text:p>
      <text:p text:style-name="P11"/>
      <text:p text:style-name="P11">{</text:p>
      <text:p text:style-name="P11"><text:s text:c="2"/>"error": "Invalid token: Signature has expired"</text:p>
      <text:p text:style-name="P11">}</text:p>
      <text:p text:style-name="P11"/>
      <text:p text:style-name="P11">{</text:p>
      <text:p text:style-name="P11"><text:s text:c="2"/>"error": "Unauthorized"</text:p>
      <text:p text:style-name="P11">}</text:p>
      <text:p text:style-name="P11"/>
      <text:p text:style-name="P11">-------------------------------------------</text:p>
      <text:p text:style-name="P11">📎 Notes:</text:p>
      <text:p text:style-name="P11">- This endpoint retrieves the authenticated user's `user_id` and `nickname` from the JWT payload.</text:p>
      <text:p text:style-name="P11">- Token must be valid, unexpired, and include `data.user_id` and `data.nickname`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1T14:04:46.921851441</meta:creation-date>
    <meta:generator>LibreOffice/24.2.7.2$Linux_X86_64 LibreOffice_project/420$Build-2</meta:generator>
    <dc:date>2025-05-01T14:36:00.852932709</dc:date>
    <meta:editing-duration>PT28M53S</meta:editing-duration>
    <meta:editing-cycles>19</meta:editing-cycles>
    <meta:document-statistic meta:table-count="2" meta:image-count="0" meta:object-count="0" meta:page-count="5" meta:paragraph-count="212" meta:word-count="571" meta:character-count="4686" meta:non-whitespace-character-count="4108"/>
  </office:meta>
</office:document-meta>
</file>